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5917in" svg:height="5.9827in" svg:x="1.1169in" svg:y="1.1988in">
            <draw:object draw:notify-on-update-of-ranges="Sheet1.B1:Sheet1.B59 Sheet1.C1:Sheet1.C59 Sheet1.AD2:Sheet1.AD56 Sheet1.AE2:Sheet1.AE56 Sheet1.E1:Sheet1.E59 Sheet1.F1:Sheet1.F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/>
          <table:table-cell office:value-type="float" office:value="-0.0752">
            <text:p>-0.0752</text:p>
          </table:table-cell>
          <table:table-cell office:value-type="float" office:value="0.5468">
            <text:p>0.5468</text:p>
          </table:table-cell>
          <table:table-cell/>
          <table:table-cell office:value-type="float" office:value="-0.1398">
            <text:p>-0.1398</text:p>
          </table:table-cell>
          <table:table-cell office:value-type="float" office:value="1.1418">
            <text:p>1.1418</text:p>
          </table:table-cell>
          <table:table-cell office:value-type="string">
            <text:p>inlet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IGV</text:p>
          </table:table-cell>
          <table:table-cell table:number-columns-repeated="9"/>
          <table:table-cell office:value-type="string">
            <text:p>xnul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116">
            <text:p>0.116</text:p>
          </table:table-cell>
          <table:table-cell table:style-name="ce1" office:value-type="float" office:value="0.5468">
            <text:p>0.5468</text:p>
          </table:table-cell>
          <table:table-cell table:style-name="ce1"/>
          <table:table-cell table:style-name="ce1" office:value-type="float" office:value="0.0515">
            <text:p>0.0515</text:p>
          </table:table-cell>
          <table:table-cell table:style-name="ce1" office:value-type="float" office:value="1.1227">
            <text:p>1.1227</text:p>
          </table:table-cell>
          <table:table-cell table:style-name="ce1" office:value-type="string">
            <text:p>igv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0.207">
            <text:p>0.20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IGV</text:p>
          </table:table-cell>
        </table:table-row>
        <table:table-row table:style-name="ro1">
          <table:table-cell/>
          <table:table-cell table:style-name="ce1" office:value-type="float" office:value="0.3073">
            <text:p>0.3073</text:p>
          </table:table-cell>
          <table:table-cell table:style-name="ce1" office:value-type="float" office:value="0.5468">
            <text:p>0.5468</text:p>
          </table:table-cell>
          <table:table-cell table:style-name="ce1"/>
          <table:table-cell table:style-name="ce1" office:value-type="float" office:value="0.353">
            <text:p>0.353</text:p>
          </table:table-cell>
          <table:table-cell table:style-name="ce1" office:value-type="float" office:value="1.1227">
            <text:p>1.1227</text:p>
          </table:table-cell>
          <table:table-cell table:style-name="ce1" office:value-type="string">
            <text:p>igv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R01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986">
            <text:p>0.4986</text:p>
          </table:table-cell>
          <table:table-cell office:value-type="float" office:value="0.5468">
            <text:p>0.5468</text:p>
          </table:table-cell>
          <table:table-cell/>
          <table:table-cell office:value-type="float" office:value="0.5443">
            <text:p>0.5443</text:p>
          </table:table-cell>
          <table:table-cell office:value-type="float" office:value="1.1227">
            <text:p>1.1227</text:p>
          </table:table-cell>
          <table:table-cell office:value-type="string">
            <text:p>r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0.6447">
            <text:p>0.644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1</text:p>
          </table:table-cell>
        </table:table-row>
        <table:table-row table:style-name="ro1">
          <table:table-cell/>
          <table:table-cell office:value-type="float" office:value="0.8002">
            <text:p>0.8002</text:p>
          </table:table-cell>
          <table:table-cell office:value-type="float" office:value="0.599">
            <text:p>0.599</text:p>
          </table:table-cell>
          <table:table-cell/>
          <table:table-cell office:value-type="float" office:value="0.7356">
            <text:p>0.7356</text:p>
          </table:table-cell>
          <table:table-cell office:value-type="float" office:value="1.1042">
            <text:p>1.1042</text:p>
          </table:table-cell>
          <table:table-cell office:value-type="string">
            <text:p>r1</text:p>
          </table:table-cell>
          <table:table-cell office:value-type="float" office:value="4">
            <text:p>4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S01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8431">
            <text:p>0.8431</text:p>
          </table:table-cell>
          <table:table-cell table:style-name="ce1" office:value-type="float" office:value="0.6082">
            <text:p>0.6082</text:p>
          </table:table-cell>
          <table:table-cell table:style-name="ce1"/>
          <table:table-cell table:style-name="ce1" office:value-type="float" office:value="0.8303">
            <text:p>0.8303</text:p>
          </table:table-cell>
          <table:table-cell table:style-name="ce1" office:value-type="float" office:value="1.0936">
            <text:p>1.0936</text:p>
          </table:table-cell>
          <table:table-cell table:style-name="ce1" office:value-type="string">
            <text:p>s1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0.9318">
            <text:p>0.9318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1</text:p>
          </table:table-cell>
        </table:table-row>
        <table:table-row table:style-name="ro1">
          <table:table-cell/>
          <table:table-cell table:style-name="ce1" office:value-type="float" office:value="1.0205">
            <text:p>1.0205</text:p>
          </table:table-cell>
          <table:table-cell table:style-name="ce1" office:value-type="float" office:value="0.6457">
            <text:p>0.6457</text:p>
          </table:table-cell>
          <table:table-cell table:style-name="ce1"/>
          <table:table-cell table:style-name="ce1" office:value-type="float" office:value="1.0333">
            <text:p>1.0333</text:p>
          </table:table-cell>
          <table:table-cell table:style-name="ce1" office:value-type="float" office:value="1.0642">
            <text:p>1.0642</text:p>
          </table:table-cell>
          <table:table-cell table:style-name="ce1" office:value-type="string">
            <text:p>s1</text:p>
          </table:table-cell>
          <table:table-cell office:value-type="float" office:value="6">
            <text:p>6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R02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79">
            <text:p>1.0579</text:p>
          </table:table-cell>
          <table:table-cell office:value-type="float" office:value="0.6535">
            <text:p>0.6535</text:p>
          </table:table-cell>
          <table:table-cell/>
          <table:table-cell office:value-type="float" office:value="1.0801">
            <text:p>1.0801</text:p>
          </table:table-cell>
          <table:table-cell office:value-type="float" office:value="1.0584">
            <text:p>1.0584</text:p>
          </table:table-cell>
          <table:table-cell office:value-type="string">
            <text:p>r2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1434">
            <text:p>1.1434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2</text:p>
          </table:table-cell>
        </table:table-row>
        <table:table-row table:style-name="ro1">
          <table:table-cell/>
          <table:table-cell office:value-type="float" office:value="1.2342">
            <text:p>1.2342</text:p>
          </table:table-cell>
          <table:table-cell office:value-type="float" office:value="0.6863">
            <text:p>0.6863</text:p>
          </table:table-cell>
          <table:table-cell/>
          <table:table-cell office:value-type="float" office:value="1.2013">
            <text:p>1.2013</text:p>
          </table:table-cell>
          <table:table-cell office:value-type="float" office:value="1.0448">
            <text:p>1.0448</text:p>
          </table:table-cell>
          <table:table-cell office:value-type="string">
            <text:p>r2</text:p>
          </table:table-cell>
          <table:table-cell office:value-type="float" office:value="8">
            <text:p>8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S02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.2645">
            <text:p>1.2645</text:p>
          </table:table-cell>
          <table:table-cell table:style-name="ce1" office:value-type="float" office:value="0.6915">
            <text:p>0.6915</text:p>
          </table:table-cell>
          <table:table-cell table:style-name="ce1"/>
          <table:table-cell table:style-name="ce1" office:value-type="float" office:value="1.2556">
            <text:p>1.2556</text:p>
          </table:table-cell>
          <table:table-cell table:style-name="ce1" office:value-type="float" office:value="1.0392">
            <text:p>1.0392</text:p>
          </table:table-cell>
          <table:table-cell table:style-name="ce1" office:value-type="string">
            <text:p>r3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3313">
            <text:p>1.3313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2</text:p>
          </table:table-cell>
        </table:table-row>
        <table:table-row table:style-name="ro1">
          <table:table-cell/>
          <table:table-cell table:style-name="ce1" office:value-type="float" office:value="1.3968">
            <text:p>1.3968</text:p>
          </table:table-cell>
          <table:table-cell table:style-name="ce1" office:value-type="float" office:value="0.713">
            <text:p>0.713</text:p>
          </table:table-cell>
          <table:table-cell table:style-name="ce1"/>
          <table:table-cell table:style-name="ce1" office:value-type="float" office:value="1.4083">
            <text:p>1.4083</text:p>
          </table:table-cell>
          <table:table-cell table:style-name="ce1" office:value-type="float" office:value="1.025">
            <text:p>1.025</text:p>
          </table:table-cell>
          <table:table-cell table:style-name="ce1" office:value-type="string">
            <text:p>r3</text:p>
          </table:table-cell>
          <table:table-cell office:value-type="float" office:value="10">
            <text:p>10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string">
            <text:p>LE_R03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2">
            <text:p>1.432</text:p>
          </table:table-cell>
          <table:table-cell office:value-type="float" office:value="0.7186">
            <text:p>0.7186</text:p>
          </table:table-cell>
          <table:table-cell/>
          <table:table-cell office:value-type="float" office:value="1.4501">
            <text:p>1.4501</text:p>
          </table:table-cell>
          <table:table-cell office:value-type="float" office:value="1.022">
            <text:p>1.022</text:p>
          </table:table-cell>
          <table:table-cell office:value-type="string">
            <text:p>s3</text:p>
          </table:table-cell>
          <table:table-cell table:number-columns-repeated="9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5028">
            <text:p>1.5028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3</text:p>
          </table:table-cell>
        </table:table-row>
        <table:table-row table:style-name="ro1">
          <table:table-cell/>
          <table:table-cell office:value-type="float" office:value="1.5808">
            <text:p>1.5808</text:p>
          </table:table-cell>
          <table:table-cell office:value-type="float" office:value="0.7393">
            <text:p>0.7393</text:p>
          </table:table-cell>
          <table:table-cell/>
          <table:table-cell office:value-type="float" office:value="1.5485">
            <text:p>1.5485</text:p>
          </table:table-cell>
          <table:table-cell office:value-type="float" office:value="1.0168">
            <text:p>1.0168</text:p>
          </table:table-cell>
          <table:table-cell office:value-type="string">
            <text:p>s3</text:p>
          </table:table-cell>
          <table:table-cell table:number-columns-repeated="9"/>
          <table:table-cell table:number-columns-repeated="3" office:value-type="float" office:value="0">
            <text:p>0</text:p>
          </table:table-cell>
          <table:table-cell office:value-type="string">
            <text:p>LE_S03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99">
            <text:p>1.6099</text:p>
          </table:table-cell>
          <table:table-cell office:value-type="float" office:value="0.7428">
            <text:p>0.7428</text:p>
          </table:table-cell>
          <table:table-cell/>
          <table:table-cell office:value-type="float" office:value="1.6028">
            <text:p>1.6028</text:p>
          </table:table-cell>
          <table:table-cell office:value-type="float" office:value="1.0143">
            <text:p>1.0143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6682">
            <text:p>1.6682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3</text:p>
          </table:table-cell>
        </table:table-row>
        <table:table-row table:style-name="ro1">
          <table:table-cell/>
          <table:table-cell office:value-type="float" office:value="1.722">
            <text:p>1.722</text:p>
          </table:table-cell>
          <table:table-cell office:value-type="float" office:value="0.7555">
            <text:p>0.7555</text:p>
          </table:table-cell>
          <table:table-cell/>
          <table:table-cell office:value-type="float" office:value="1.738">
            <text:p>1.738</text:p>
          </table:table-cell>
          <table:table-cell office:value-type="float" office:value="1.0091">
            <text:p>1.0091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4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47">
            <text:p>1.7547</text:p>
          </table:table-cell>
          <table:table-cell office:value-type="float" office:value="0.7589">
            <text:p>0.7589</text:p>
          </table:table-cell>
          <table:table-cell/>
          <table:table-cell office:value-type="float" office:value="1.7796">
            <text:p>1.7796</text:p>
          </table:table-cell>
          <table:table-cell office:value-type="float" office:value="1.0078">
            <text:p>1.0078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8197">
            <text:p>1.819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4</text:p>
          </table:table-cell>
        </table:table-row>
        <table:table-row table:style-name="ro1">
          <table:table-cell/>
          <table:table-cell office:value-type="float" office:value="1.8886">
            <text:p>1.8886</text:p>
          </table:table-cell>
          <table:table-cell office:value-type="float" office:value="0.7694">
            <text:p>0.7694</text:p>
          </table:table-cell>
          <table:table-cell/>
          <table:table-cell office:value-type="float" office:value="1.856">
            <text:p>1.856</text:p>
          </table:table-cell>
          <table:table-cell office:value-type="float" office:value="1.0058">
            <text:p>1.0058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4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98">
            <text:p>1.9198</text:p>
          </table:table-cell>
          <table:table-cell office:value-type="float" office:value="0.7713">
            <text:p>0.7713</text:p>
          </table:table-cell>
          <table:table-cell/>
          <table:table-cell office:value-type="float" office:value="1.9107">
            <text:p>1.9107</text:p>
          </table:table-cell>
          <table:table-cell office:value-type="float" office:value="1.0043">
            <text:p>1.0043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1.9635">
            <text:p>1.9635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4</text:p>
          </table:table-cell>
        </table:table-row>
        <table:table-row table:style-name="ro1">
          <table:table-cell/>
          <table:table-cell office:value-type="float" office:value="2.0025">
            <text:p>2.0025</text:p>
          </table:table-cell>
          <table:table-cell office:value-type="float" office:value="0.7766">
            <text:p>0.7766</text:p>
          </table:table-cell>
          <table:table-cell/>
          <table:table-cell office:value-type="float" office:value="2.0209">
            <text:p>2.0209</text:p>
          </table:table-cell>
          <table:table-cell office:value-type="float" office:value="0.9999">
            <text:p>0.9999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5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61">
            <text:p>2.0361</text:p>
          </table:table-cell>
          <table:table-cell office:value-type="float" office:value="0.7786">
            <text:p>0.7786</text:p>
          </table:table-cell>
          <table:table-cell/>
          <table:table-cell office:value-type="float" office:value="2.0577">
            <text:p>2.0577</text:p>
          </table:table-cell>
          <table:table-cell office:value-type="float" office:value="0.9981">
            <text:p>0.998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096">
            <text:p>2.09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5</text:p>
          </table:table-cell>
        </table:table-row>
        <table:table-row table:style-name="ro1">
          <table:table-cell/>
          <table:table-cell office:value-type="float" office:value="2.1599">
            <text:p>2.1599</text:p>
          </table:table-cell>
          <table:table-cell office:value-type="float" office:value="0.7848">
            <text:p>0.7848</text:p>
          </table:table-cell>
          <table:table-cell/>
          <table:table-cell office:value-type="float" office:value="2.1304">
            <text:p>2.1304</text:p>
          </table:table-cell>
          <table:table-cell office:value-type="float" office:value="0.9945">
            <text:p>0.9945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5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05">
            <text:p>2.1805</text:p>
          </table:table-cell>
          <table:table-cell office:value-type="float" office:value="0.7858">
            <text:p>0.7858</text:p>
          </table:table-cell>
          <table:table-cell/>
          <table:table-cell office:value-type="float" office:value="2.17">
            <text:p>2.17</text:p>
          </table:table-cell>
          <table:table-cell office:value-type="float" office:value="0.9925">
            <text:p>0.9925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2137">
            <text:p>2.213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5</text:p>
          </table:table-cell>
        </table:table-row>
        <table:table-row table:style-name="ro1">
          <table:table-cell/>
          <table:table-cell office:value-type="float" office:value="2.2461">
            <text:p>2.2461</text:p>
          </table:table-cell>
          <table:table-cell office:value-type="float" office:value="0.7887">
            <text:p>0.7887</text:p>
          </table:table-cell>
          <table:table-cell/>
          <table:table-cell office:value-type="float" office:value="2.2582">
            <text:p>2.2582</text:p>
          </table:table-cell>
          <table:table-cell office:value-type="float" office:value="0.9867">
            <text:p>0.9867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6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4">
            <text:p>2.324</text:p>
          </table:table-cell>
          <table:table-cell office:value-type="float" office:value="0.7925">
            <text:p>0.7925</text:p>
          </table:table-cell>
          <table:table-cell/>
          <table:table-cell office:value-type="float" office:value="2.3479">
            <text:p>2.3479</text:p>
          </table:table-cell>
          <table:table-cell office:value-type="float" office:value="0.9808">
            <text:p>0.9808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3779">
            <text:p>2.377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string">
            <text:p>TE_R06</text:p>
          </table:table-cell>
        </table:table-row>
        <table:table-row table:style-name="ro1">
          <table:table-cell/>
          <table:table-cell office:value-type="float" office:value="2.4322">
            <text:p>2.4322</text:p>
          </table:table-cell>
          <table:table-cell office:value-type="float" office:value="0.7967">
            <text:p>0.7967</text:p>
          </table:table-cell>
          <table:table-cell/>
          <table:table-cell office:value-type="float" office:value="2.4076">
            <text:p>2.4076</text:p>
          </table:table-cell>
          <table:table-cell office:value-type="float" office:value="0.9765">
            <text:p>0.9765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6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78">
            <text:p>2.4478</text:p>
          </table:table-cell>
          <table:table-cell office:value-type="float" office:value="0.7972">
            <text:p>0.7972</text:p>
          </table:table-cell>
          <table:table-cell/>
          <table:table-cell office:value-type="float" office:value="2.4443">
            <text:p>2.4443</text:p>
          </table:table-cell>
          <table:table-cell office:value-type="float" office:value="0.9738">
            <text:p>0.9738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4816">
            <text:p>2.481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6</text:p>
          </table:table-cell>
        </table:table-row>
        <table:table-row table:style-name="ro1">
          <table:table-cell/>
          <table:table-cell office:value-type="float" office:value="2.5158">
            <text:p>2.5158</text:p>
          </table:table-cell>
          <table:table-cell office:value-type="float" office:value="0.7993">
            <text:p>0.7993</text:p>
          </table:table-cell>
          <table:table-cell/>
          <table:table-cell office:value-type="float" office:value="2.5187">
            <text:p>2.5187</text:p>
          </table:table-cell>
          <table:table-cell office:value-type="float" office:value="0.968">
            <text:p>0.968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7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69">
            <text:p>2.5369</text:p>
          </table:table-cell>
          <table:table-cell office:value-type="float" office:value="0.7999">
            <text:p>0.7999</text:p>
          </table:table-cell>
          <table:table-cell/>
          <table:table-cell office:value-type="float" office:value="2.5592">
            <text:p>2.5592</text:p>
          </table:table-cell>
          <table:table-cell office:value-type="float" office:value="0.9647">
            <text:p>0.9647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5861">
            <text:p>2.5861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7</text:p>
          </table:table-cell>
        </table:table-row>
        <table:table-row table:style-name="ro1">
          <table:table-cell/>
          <table:table-cell office:value-type="float" office:value="2.6367">
            <text:p>2.6367</text:p>
          </table:table-cell>
          <table:table-cell office:value-type="float" office:value="0.802">
            <text:p>0.802</text:p>
          </table:table-cell>
          <table:table-cell/>
          <table:table-cell office:value-type="float" office:value="2.6117">
            <text:p>2.6117</text:p>
          </table:table-cell>
          <table:table-cell office:value-type="float" office:value="0.9603">
            <text:p>0.9603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7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7">
            <text:p>2.6537</text:p>
          </table:table-cell>
          <table:table-cell office:value-type="float" office:value="0.8023">
            <text:p>0.8023</text:p>
          </table:table-cell>
          <table:table-cell/>
          <table:table-cell office:value-type="float" office:value="2.6487">
            <text:p>2.6487</text:p>
          </table:table-cell>
          <table:table-cell office:value-type="float" office:value="0.9569">
            <text:p>0.9569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683">
            <text:p>2.683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7</text:p>
          </table:table-cell>
        </table:table-row>
        <table:table-row table:style-name="ro1">
          <table:table-cell/>
          <table:table-cell office:value-type="float" office:value="2.7128">
            <text:p>2.7128</text:p>
          </table:table-cell>
          <table:table-cell office:value-type="float" office:value="0.8035">
            <text:p>0.8035</text:p>
          </table:table-cell>
          <table:table-cell/>
          <table:table-cell office:value-type="float" office:value="2.7168">
            <text:p>2.7168</text:p>
          </table:table-cell>
          <table:table-cell office:value-type="float" office:value="0.9504">
            <text:p>0.9504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8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4">
            <text:p>2.7334</text:p>
          </table:table-cell>
          <table:table-cell office:value-type="float" office:value="0.8033">
            <text:p>0.8033</text:p>
          </table:table-cell>
          <table:table-cell/>
          <table:table-cell office:value-type="float" office:value="2.7498">
            <text:p>2.7498</text:p>
          </table:table-cell>
          <table:table-cell office:value-type="float" office:value="0.9467">
            <text:p>0.9467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7712">
            <text:p>2.7712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08</text:p>
          </table:table-cell>
        </table:table-row>
        <table:table-row table:style-name="ro1">
          <table:table-cell/>
          <table:table-cell office:value-type="float" office:value="2.8091">
            <text:p>2.8091</text:p>
          </table:table-cell>
          <table:table-cell office:value-type="float" office:value="0.804">
            <text:p>0.804</text:p>
          </table:table-cell>
          <table:table-cell/>
          <table:table-cell office:value-type="float" office:value="2.7925">
            <text:p>2.7925</text:p>
          </table:table-cell>
          <table:table-cell office:value-type="float" office:value="0.9425">
            <text:p>0.9425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8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277">
            <text:p>2.8277</text:p>
          </table:table-cell>
          <table:table-cell office:value-type="float" office:value="0.8042">
            <text:p>0.8042</text:p>
          </table:table-cell>
          <table:table-cell/>
          <table:table-cell office:value-type="float" office:value="2.8272">
            <text:p>2.8272</text:p>
          </table:table-cell>
          <table:table-cell office:value-type="float" office:value="0.9393">
            <text:p>0.9393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2.8609">
            <text:p>2.8609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8</text:p>
          </table:table-cell>
        </table:table-row>
        <table:table-row table:style-name="ro1">
          <table:table-cell/>
          <table:table-cell office:value-type="float" office:value="2.8956">
            <text:p>2.8956</text:p>
          </table:table-cell>
          <table:table-cell office:value-type="float" office:value="0.8044">
            <text:p>0.8044</text:p>
          </table:table-cell>
          <table:table-cell/>
          <table:table-cell office:value-type="float" office:value="2.8929">
            <text:p>2.8929</text:p>
          </table:table-cell>
          <table:table-cell office:value-type="float" office:value="0.9338">
            <text:p>0.9338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09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9673">
            <text:p>2.9673</text:p>
          </table:table-cell>
          <table:table-cell office:value-type="float" office:value="0.8047">
            <text:p>0.8047</text:p>
          </table:table-cell>
          <table:table-cell/>
          <table:table-cell office:value-type="float" office:value="2.9838">
            <text:p>2.9838</text:p>
          </table:table-cell>
          <table:table-cell office:value-type="float" office:value="0.9262">
            <text:p>0.9262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0049">
            <text:p>3.004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  <table:table-cell office:value-type="string">
            <text:p>TE_R09</text:p>
          </table:table-cell>
        </table:table-row>
        <table:table-row table:style-name="ro1">
          <table:table-cell/>
          <table:table-cell office:value-type="float" office:value="3.0429">
            <text:p>3.0429</text:p>
          </table:table-cell>
          <table:table-cell office:value-type="float" office:value="0.8044">
            <text:p>0.8044</text:p>
          </table:table-cell>
          <table:table-cell/>
          <table:table-cell office:value-type="float" office:value="3.0257">
            <text:p>3.0257</text:p>
          </table:table-cell>
          <table:table-cell office:value-type="float" office:value="0.9227">
            <text:p>0.9227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09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0642">
            <text:p>3.0642</text:p>
          </table:table-cell>
          <table:table-cell office:value-type="float" office:value="0.8045">
            <text:p>0.8045</text:p>
          </table:table-cell>
          <table:table-cell/>
          <table:table-cell office:value-type="float" office:value="3.0598">
            <text:p>3.0598</text:p>
          </table:table-cell>
          <table:table-cell office:value-type="float" office:value="0.9199">
            <text:p>0.9199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0899">
            <text:p>3.0899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09</text:p>
          </table:table-cell>
        </table:table-row>
        <table:table-row table:style-name="ro1">
          <table:table-cell/>
          <table:table-cell office:value-type="float" office:value="3.116">
            <text:p>3.116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1195">
            <text:p>3.1195</text:p>
          </table:table-cell>
          <table:table-cell office:value-type="float" office:value="0.9149">
            <text:p>0.9149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10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1347">
            <text:p>3.1347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1476">
            <text:p>3.1476</text:p>
          </table:table-cell>
          <table:table-cell office:value-type="float" office:value="0.9122">
            <text:p>0.9122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1669">
            <text:p>3.1669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10</text:p>
          </table:table-cell>
        </table:table-row>
        <table:table-row table:style-name="ro1">
          <table:table-cell/>
          <table:table-cell office:value-type="float" office:value="3.1986">
            <text:p>3.1986</text:p>
          </table:table-cell>
          <table:table-cell office:value-type="float" office:value="0.8045">
            <text:p>0.8045</text:p>
          </table:table-cell>
          <table:table-cell/>
          <table:table-cell office:value-type="float" office:value="3.1868">
            <text:p>3.1868</text:p>
          </table:table-cell>
          <table:table-cell office:value-type="float" office:value="0.9083">
            <text:p>0.9083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10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182">
            <text:p>3.2182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2133">
            <text:p>3.2133</text:p>
          </table:table-cell>
          <table:table-cell office:value-type="float" office:value="0.906">
            <text:p>0.906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2415">
            <text:p>3.2415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10</text:p>
          </table:table-cell>
        </table:table-row>
        <table:table-row table:style-name="ro1">
          <table:table-cell/>
          <table:table-cell office:value-type="float" office:value="3.2653">
            <text:p>3.2653</text:p>
          </table:table-cell>
          <table:table-cell office:value-type="float" office:value="0.8047">
            <text:p>0.8047</text:p>
          </table:table-cell>
          <table:table-cell/>
          <table:table-cell office:value-type="float" office:value="3.2693">
            <text:p>3.2693</text:p>
          </table:table-cell>
          <table:table-cell office:value-type="float" office:value="0.9019">
            <text:p>0.9019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11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282">
            <text:p>3.282</text:p>
          </table:table-cell>
          <table:table-cell office:value-type="float" office:value="0.8047">
            <text:p>0.8047</text:p>
          </table:table-cell>
          <table:table-cell/>
          <table:table-cell office:value-type="float" office:value="3.2933">
            <text:p>3.2933</text:p>
          </table:table-cell>
          <table:table-cell office:value-type="float" office:value="0.9001">
            <text:p>0.9001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3141">
            <text:p>3.3141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11</text:p>
          </table:table-cell>
        </table:table-row>
        <table:table-row table:style-name="ro1">
          <table:table-cell/>
          <table:table-cell office:value-type="float" office:value="3.346">
            <text:p>3.346</text:p>
          </table:table-cell>
          <table:table-cell office:value-type="float" office:value="0.8048">
            <text:p>0.8048</text:p>
          </table:table-cell>
          <table:table-cell/>
          <table:table-cell office:value-type="float" office:value="3.335">
            <text:p>3.335</text:p>
          </table:table-cell>
          <table:table-cell office:value-type="float" office:value="0.8971">
            <text:p>0.8971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11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365">
            <text:p>3.365</text:p>
          </table:table-cell>
          <table:table-cell office:value-type="float" office:value="0.8049">
            <text:p>0.8049</text:p>
          </table:table-cell>
          <table:table-cell/>
          <table:table-cell office:value-type="float" office:value="3.3588">
            <text:p>3.3588</text:p>
          </table:table-cell>
          <table:table-cell office:value-type="float" office:value="0.8954">
            <text:p>0.8954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3884">
            <text:p>3.3884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11</text:p>
          </table:table-cell>
        </table:table-row>
        <table:table-row table:style-name="ro1">
          <table:table-cell/>
          <table:table-cell office:value-type="float" office:value="3.4121">
            <text:p>3.4121</text:p>
          </table:table-cell>
          <table:table-cell office:value-type="float" office:value="0.8049">
            <text:p>0.8049</text:p>
          </table:table-cell>
          <table:table-cell/>
          <table:table-cell office:value-type="float" office:value="3.4179">
            <text:p>3.4179</text:p>
          </table:table-cell>
          <table:table-cell office:value-type="float" office:value="0.8912">
            <text:p>0.8912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12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785">
            <text:p>3.4785</text:p>
          </table:table-cell>
          <table:table-cell office:value-type="float" office:value="0.805">
            <text:p>0.805</text:p>
          </table:table-cell>
          <table:table-cell/>
          <table:table-cell office:value-type="float" office:value="3.4864">
            <text:p>3.4864</text:p>
          </table:table-cell>
          <table:table-cell office:value-type="float" office:value="0.8866">
            <text:p>0.8866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5053">
            <text:p>3.5053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6.56">
            <text:p>6.56</text:p>
          </table:table-cell>
          <table:table-cell office:value-type="string">
            <text:p>TE_R12</text:p>
          </table:table-cell>
        </table:table-row>
        <table:table-row table:style-name="ro1">
          <table:table-cell/>
          <table:table-cell office:value-type="float" office:value="3.5308">
            <text:p>3.5308</text:p>
          </table:table-cell>
          <table:table-cell office:value-type="float" office:value="0.805">
            <text:p>0.805</text:p>
          </table:table-cell>
          <table:table-cell/>
          <table:table-cell office:value-type="float" office:value="3.5254">
            <text:p>3.5254</text:p>
          </table:table-cell>
          <table:table-cell office:value-type="float" office:value="0.8841">
            <text:p>0.8841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12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523">
            <text:p>3.5523</text:p>
          </table:table-cell>
          <table:table-cell office:value-type="float" office:value="0.8049">
            <text:p>0.8049</text:p>
          </table:table-cell>
          <table:table-cell/>
          <table:table-cell office:value-type="float" office:value="3.5497">
            <text:p>3.5497</text:p>
          </table:table-cell>
          <table:table-cell office:value-type="float" office:value="0.8826">
            <text:p>0.8826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5734">
            <text:p>3.5734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12</text:p>
          </table:table-cell>
        </table:table-row>
        <table:table-row table:style-name="ro1">
          <table:table-cell/>
          <table:table-cell office:value-type="float" office:value="3.5953">
            <text:p>3.5953</text:p>
          </table:table-cell>
          <table:table-cell office:value-type="float" office:value="0.8049">
            <text:p>0.8049</text:p>
          </table:table-cell>
          <table:table-cell/>
          <table:table-cell office:value-type="float" office:value="3.5963">
            <text:p>3.5963</text:p>
          </table:table-cell>
          <table:table-cell office:value-type="float" office:value="0.8798">
            <text:p>0.8798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R13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162">
            <text:p>3.6162</text:p>
          </table:table-cell>
          <table:table-cell office:value-type="float" office:value="0.8048">
            <text:p>0.8048</text:p>
          </table:table-cell>
          <table:table-cell/>
          <table:table-cell office:value-type="float" office:value="3.6271">
            <text:p>3.6271</text:p>
          </table:table-cell>
          <table:table-cell office:value-type="float" office:value="0.8779">
            <text:p>0.8779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6435">
            <text:p>3.6435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R13</text:p>
          </table:table-cell>
        </table:table-row>
        <table:table-row table:style-name="ro1">
          <table:table-cell/>
          <table:table-cell office:value-type="float" office:value="3.6708">
            <text:p>3.6708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66">
            <text:p>3.66</text:p>
          </table:table-cell>
          <table:table-cell office:value-type="float" office:value="0.8759">
            <text:p>0.8759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S13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993">
            <text:p>3.6993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6973">
            <text:p>3.6973</text:p>
          </table:table-cell>
          <table:table-cell office:value-type="float" office:value="0.8742">
            <text:p>0.8742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7195">
            <text:p>3.7195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S13</text:p>
          </table:table-cell>
        </table:table-row>
        <table:table-row table:style-name="ro1">
          <table:table-cell/>
          <table:table-cell office:value-type="float" office:value="3.7401">
            <text:p>3.7401</text:p>
          </table:table-cell>
          <table:table-cell office:value-type="float" office:value="0.8046">
            <text:p>0.8046</text:p>
          </table:table-cell>
          <table:table-cell/>
          <table:table-cell office:value-type="float" office:value="3.7415">
            <text:p>3.7415</text:p>
          </table:table-cell>
          <table:table-cell office:value-type="float" office:value="0.8727">
            <text:p>0.8727</text:p>
          </table:table-cell>
          <table:table-cell table:number-columns-repeated="10"/>
          <table:table-cell table:number-columns-repeated="3" office:value-type="float" office:value="0">
            <text:p>0</text:p>
          </table:table-cell>
          <table:table-cell office:value-type="string">
            <text:p>LE_OGV</text:p>
          </table:table-cell>
          <table:table-cell table:number-columns-repeated="10"/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7675">
            <text:p>3.7675</text:p>
          </table:table-cell>
          <table:table-cell office:value-type="float" office:value="0.8048">
            <text:p>0.8048</text:p>
          </table:table-cell>
          <table:table-cell/>
          <table:table-cell office:value-type="float" office:value="3.7678">
            <text:p>3.7678</text:p>
          </table:table-cell>
          <table:table-cell office:value-type="float" office:value="0.8723">
            <text:p>0.8723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708.6">
            <text:p>3708.6</text:p>
          </table:table-cell>
          <table:table-cell office:value-type="float" office:value="3.7996">
            <text:p>3.7996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E_OGV</text:p>
          </table:table-cell>
        </table:table-row>
        <table:table-row table:style-name="ro1">
          <table:table-cell/>
          <table:table-cell office:value-type="float" office:value="3.8316">
            <text:p>3.8316</text:p>
          </table:table-cell>
          <table:table-cell office:value-type="float" office:value="0.8047">
            <text:p>0.8047</text:p>
          </table:table-cell>
          <table:table-cell/>
          <table:table-cell office:value-type="float" office:value="3.8313">
            <text:p>3.8313</text:p>
          </table:table-cell>
          <table:table-cell office:value-type="float" office:value="0.8723">
            <text:p>0.872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.005">
            <text:p>4.005</text:p>
          </table:table-cell>
          <table:table-cell office:value-type="float" office:value="0.7846">
            <text:p>0.7846</text:p>
          </table:table-cell>
          <table:table-cell/>
          <table:table-cell office:value-type="float" office:value="4.0049">
            <text:p>4.0049</text:p>
          </table:table-cell>
          <table:table-cell office:value-type="float" office:value="0.8951">
            <text:p>0.895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.1785">
            <text:p>4.1785</text:p>
          </table:table-cell>
          <table:table-cell office:value-type="float" office:value="0.7645">
            <text:p>0.7645</text:p>
          </table:table-cell>
          <table:table-cell/>
          <table:table-cell office:value-type="float" office:value="4.1785">
            <text:p>4.1785</text:p>
          </table:table-cell>
          <table:table-cell office:value-type="float" office:value="0.918">
            <text:p>0.918</text:p>
          </table:table-cell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9/04/2012</text:date>, <text:time>13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achmann</meta:initial-creator>
    <meta:creation-date>2012-09-04T09:05:43</meta:creation-date>
    <dc:date>2012-09-04T13:44:04</dc:date>
    <dc:creator>Jonathan Bachmann</dc:creator>
    <meta:editing-duration>PT2H7M41S</meta:editing-duration>
    <meta:editing-cycles>1</meta:editing-cycles>
    <meta:document-statistic meta:table-count="3" meta:cell-count="932" meta:object-count="1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5.197cm" xlink:href=".." xlink:type="simple" chart:class="chart:scatter" chart:style-name="ch1">
        <chart:legend chart:legend-position="end" svg:x="26.247cm" svg:y="6.768cm" style:legend-expansion="high" chart:style-name="ch2"/>
        <chart:plot-area chart:style-name="ch3" table:cell-range-address="Sheet1.B1:Sheet1.C59 Sheet1.AE2:Sheet1.AE56 Sheet1.F1:Sheet1.F59" svg:x="1.038cm" svg:y="1.347cm" svg:width="24.033cm" svg:height="13.127cm">
          <chartooo:coordinate-region svg:x="1.352cm" svg:y="1.558cm" svg:width="23.464cm" svg:height="12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59" chart:class="chart:scatter">
            <chart:domain table:cell-range-address="Sheet1.B1:Sheet1.B59"/>
            <chart:data-point chart:repeated="59"/>
          </chart:series>
          <chart:series chart:style-name="ch8" chart:values-cell-range-address="Sheet1.AE2:Sheet1.AE56" chart:class="chart:scatter">
            <chart:domain table:cell-range-address="Sheet1.AD2:Sheet1.AD56"/>
            <chart:data-point chart:repeated="55"/>
          </chart:series>
          <chart:series chart:style-name="ch9" chart:values-cell-range-address="Sheet1.F1:Sheet1.F59" chart:class="chart:scatter">
            <chart:domain table:cell-range-address="Sheet1.E1:Sheet1.E59"/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752">
                <text:p>-0.0752</text:p>
                <draw:g>
                  <svg:desc>Sheet1.B1:Sheet1.B59</svg:desc>
                </draw:g>
              </table:table-cell>
              <table:table-cell office:value-type="float" office:value="0.5468">
                <text:p>0.5468</text:p>
                <draw:g>
                  <svg:desc>Sheet1.C1:Sheet1.C59</svg:desc>
                </draw:g>
              </table:table-cell>
              <table:table-cell office:value-type="float" office:value="0.207">
                <text:p>0.207</text:p>
                <draw:g>
                  <svg:desc>Sheet1.AD2:Sheet1.AD56</svg:desc>
                </draw:g>
              </table:table-cell>
              <table:table-cell office:value-type="float" office:value="0.9">
                <text:p>0.9</text:p>
                <draw:g>
                  <svg:desc>Sheet1.AE2:Sheet1.AE56</svg:desc>
                </draw:g>
              </table:table-cell>
              <table:table-cell office:value-type="float" office:value="-0.1398">
                <text:p>-0.1398</text:p>
                <draw:g>
                  <svg:desc>Sheet1.E1:Sheet1.E59</svg:desc>
                </draw:g>
              </table:table-cell>
              <table:table-cell office:value-type="float" office:value="1.1418">
                <text:p>1.1418</text:p>
                <draw:g>
                  <svg:desc>Sheet1.F1:Sheet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">
                <text:p>0.116</text:p>
              </table:table-cell>
              <table:table-cell office:value-type="float" office:value="0.5468">
                <text:p>0.546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0515">
                <text:p>0.0515</text:p>
              </table:table-cell>
              <table:table-cell office:value-type="float" office:value="1.1227">
                <text:p>1.1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73">
                <text:p>0.3073</text:p>
              </table:table-cell>
              <table:table-cell office:value-type="float" office:value="0.5468">
                <text:p>0.5468</text:p>
              </table:table-cell>
              <table:table-cell office:value-type="float" office:value="0.6447">
                <text:p>0.6447</text:p>
              </table:table-cell>
              <table:table-cell office:value-type="float" office:value="0.9">
                <text:p>0.9</text:p>
              </table:table-cell>
              <table:table-cell office:value-type="float" office:value="0.353">
                <text:p>0.353</text:p>
              </table:table-cell>
              <table:table-cell office:value-type="float" office:value="1.1227">
                <text:p>1.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6">
                <text:p>0.4986</text:p>
              </table:table-cell>
              <table:table-cell office:value-type="float" office:value="0.5468">
                <text:p>0.546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5443">
                <text:p>0.5443</text:p>
              </table:table-cell>
              <table:table-cell office:value-type="float" office:value="1.1227">
                <text:p>1.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02">
                <text:p>0.8002</text:p>
              </table:table-cell>
              <table:table-cell office:value-type="float" office:value="0.599">
                <text:p>0.599</text:p>
              </table:table-cell>
              <table:table-cell office:value-type="float" office:value="0.9318">
                <text:p>0.9318</text:p>
              </table:table-cell>
              <table:table-cell office:value-type="float" office:value="0.9">
                <text:p>0.9</text:p>
              </table:table-cell>
              <table:table-cell office:value-type="float" office:value="0.7356">
                <text:p>0.7356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31">
                <text:p>0.8431</text:p>
              </table:table-cell>
              <table:table-cell office:value-type="float" office:value="0.6082">
                <text:p>0.6082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8303">
                <text:p>0.8303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05">
                <text:p>1.0205</text:p>
              </table:table-cell>
              <table:table-cell office:value-type="float" office:value="0.6457">
                <text:p>0.6457</text:p>
              </table:table-cell>
              <table:table-cell office:value-type="float" office:value="1.1434">
                <text:p>1.1434</text:p>
              </table:table-cell>
              <table:table-cell office:value-type="float" office:value="0.9">
                <text:p>0.9</text:p>
              </table:table-cell>
              <table:table-cell office:value-type="float" office:value="1.0333">
                <text:p>1.0333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79">
                <text:p>1.0579</text:p>
              </table:table-cell>
              <table:table-cell office:value-type="float" office:value="0.6535">
                <text:p>0.6535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0801">
                <text:p>1.0801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42">
                <text:p>1.2342</text:p>
              </table:table-cell>
              <table:table-cell office:value-type="float" office:value="0.6863">
                <text:p>0.6863</text:p>
              </table:table-cell>
              <table:table-cell office:value-type="float" office:value="1.3313">
                <text:p>1.3313</text:p>
              </table:table-cell>
              <table:table-cell office:value-type="float" office:value="0.9">
                <text:p>0.9</text:p>
              </table:table-cell>
              <table:table-cell office:value-type="float" office:value="1.2013">
                <text:p>1.2013</text:p>
              </table:table-cell>
              <table:table-cell office:value-type="float" office:value="1.0448">
                <text:p>1.0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45">
                <text:p>1.2645</text:p>
              </table:table-cell>
              <table:table-cell office:value-type="float" office:value="0.6915">
                <text:p>0.6915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2556">
                <text:p>1.2556</text:p>
              </table:table-cell>
              <table:table-cell office:value-type="float" office:value="1.0392">
                <text:p>1.0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968">
                <text:p>1.3968</text:p>
              </table:table-cell>
              <table:table-cell office:value-type="float" office:value="0.713">
                <text:p>0.713</text:p>
              </table:table-cell>
              <table:table-cell office:value-type="float" office:value="1.5028">
                <text:p>1.5028</text:p>
              </table:table-cell>
              <table:table-cell office:value-type="float" office:value="0.9">
                <text:p>0.9</text:p>
              </table:table-cell>
              <table:table-cell office:value-type="float" office:value="1.4083">
                <text:p>1.408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2">
                <text:p>1.432</text:p>
              </table:table-cell>
              <table:table-cell office:value-type="float" office:value="0.7186">
                <text:p>0.718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501">
                <text:p>1.450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08">
                <text:p>1.5808</text:p>
              </table:table-cell>
              <table:table-cell office:value-type="float" office:value="0.7393">
                <text:p>0.7393</text:p>
              </table:table-cell>
              <table:table-cell office:value-type="float" office:value="1.6682">
                <text:p>1.6682</text:p>
              </table:table-cell>
              <table:table-cell office:value-type="float" office:value="0.9">
                <text:p>0.9</text:p>
              </table:table-cell>
              <table:table-cell office:value-type="float" office:value="1.5485">
                <text:p>1.5485</text:p>
              </table:table-cell>
              <table:table-cell office:value-type="float" office:value="1.0168">
                <text:p>1.0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99">
                <text:p>1.6099</text:p>
              </table:table-cell>
              <table:table-cell office:value-type="float" office:value="0.7428">
                <text:p>0.742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6028">
                <text:p>1.6028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2">
                <text:p>1.722</text:p>
              </table:table-cell>
              <table:table-cell office:value-type="float" office:value="0.7555">
                <text:p>0.7555</text:p>
              </table:table-cell>
              <table:table-cell office:value-type="float" office:value="1.8197">
                <text:p>1.8197</text:p>
              </table:table-cell>
              <table:table-cell office:value-type="float" office:value="0.9">
                <text:p>0.9</text:p>
              </table:table-cell>
              <table:table-cell office:value-type="float" office:value="1.738">
                <text:p>1.738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47">
                <text:p>1.7547</text:p>
              </table:table-cell>
              <table:table-cell office:value-type="float" office:value="0.7589">
                <text:p>0.758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7796">
                <text:p>1.7796</text:p>
              </table:table-cell>
              <table:table-cell office:value-type="float" office:value="1.0078">
                <text:p>1.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886">
                <text:p>1.8886</text:p>
              </table:table-cell>
              <table:table-cell office:value-type="float" office:value="0.7694">
                <text:p>0.7694</text:p>
              </table:table-cell>
              <table:table-cell office:value-type="float" office:value="1.9635">
                <text:p>1.9635</text:p>
              </table:table-cell>
              <table:table-cell office:value-type="float" office:value="0.9">
                <text:p>0.9</text:p>
              </table:table-cell>
              <table:table-cell office:value-type="float" office:value="1.856">
                <text:p>1.856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198">
                <text:p>1.9198</text:p>
              </table:table-cell>
              <table:table-cell office:value-type="float" office:value="0.7713">
                <text:p>0.7713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9107">
                <text:p>1.9107</text:p>
              </table:table-cell>
              <table:table-cell office:value-type="float" office:value="1.0043">
                <text:p>1.0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025">
                <text:p>2.0025</text:p>
              </table:table-cell>
              <table:table-cell office:value-type="float" office:value="0.7766">
                <text:p>0.7766</text:p>
              </table:table-cell>
              <table:table-cell office:value-type="float" office:value="2.096">
                <text:p>2.096</text:p>
              </table:table-cell>
              <table:table-cell office:value-type="float" office:value="0.9">
                <text:p>0.9</text:p>
              </table:table-cell>
              <table:table-cell office:value-type="float" office:value="2.0209">
                <text:p>2.0209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61">
                <text:p>2.0361</text:p>
              </table:table-cell>
              <table:table-cell office:value-type="float" office:value="0.7786">
                <text:p>0.778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0577">
                <text:p>2.0577</text:p>
              </table:table-cell>
              <table:table-cell office:value-type="float" office:value="0.9981">
                <text:p>0.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599">
                <text:p>2.1599</text:p>
              </table:table-cell>
              <table:table-cell office:value-type="float" office:value="0.7848">
                <text:p>0.7848</text:p>
              </table:table-cell>
              <table:table-cell office:value-type="float" office:value="2.2137">
                <text:p>2.2137</text:p>
              </table:table-cell>
              <table:table-cell office:value-type="float" office:value="0.9">
                <text:p>0.9</text:p>
              </table:table-cell>
              <table:table-cell office:value-type="float" office:value="2.1304">
                <text:p>2.1304</text:p>
              </table:table-cell>
              <table:table-cell office:value-type="float" office:value="0.9945">
                <text:p>0.9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05">
                <text:p>2.1805</text:p>
              </table:table-cell>
              <table:table-cell office:value-type="float" office:value="0.7858">
                <text:p>0.785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17">
                <text:p>2.17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461">
                <text:p>2.2461</text:p>
              </table:table-cell>
              <table:table-cell office:value-type="float" office:value="0.7887">
                <text:p>0.7887</text:p>
              </table:table-cell>
              <table:table-cell office:value-type="float" office:value="2.3779">
                <text:p>2.3779</text:p>
              </table:table-cell>
              <table:table-cell office:value-type="float" office:value="0.9">
                <text:p>0.9</text:p>
              </table:table-cell>
              <table:table-cell office:value-type="float" office:value="2.2582">
                <text:p>2.2582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24">
                <text:p>2.324</text:p>
              </table:table-cell>
              <table:table-cell office:value-type="float" office:value="0.7925">
                <text:p>0.7925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3479">
                <text:p>2.3479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322">
                <text:p>2.4322</text:p>
              </table:table-cell>
              <table:table-cell office:value-type="float" office:value="0.7967">
                <text:p>0.7967</text:p>
              </table:table-cell>
              <table:table-cell office:value-type="float" office:value="2.4816">
                <text:p>2.4816</text:p>
              </table:table-cell>
              <table:table-cell office:value-type="float" office:value="0.9">
                <text:p>0.9</text:p>
              </table:table-cell>
              <table:table-cell office:value-type="float" office:value="2.4076">
                <text:p>2.4076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478">
                <text:p>2.4478</text:p>
              </table:table-cell>
              <table:table-cell office:value-type="float" office:value="0.7972">
                <text:p>0.7972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4443">
                <text:p>2.4443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158">
                <text:p>2.5158</text:p>
              </table:table-cell>
              <table:table-cell office:value-type="float" office:value="0.7993">
                <text:p>0.7993</text:p>
              </table:table-cell>
              <table:table-cell office:value-type="float" office:value="2.5861">
                <text:p>2.5861</text:p>
              </table:table-cell>
              <table:table-cell office:value-type="float" office:value="0.9">
                <text:p>0.9</text:p>
              </table:table-cell>
              <table:table-cell office:value-type="float" office:value="2.5187">
                <text:p>2.518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369">
                <text:p>2.5369</text:p>
              </table:table-cell>
              <table:table-cell office:value-type="float" office:value="0.7999">
                <text:p>0.799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5592">
                <text:p>2.5592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367">
                <text:p>2.6367</text:p>
              </table:table-cell>
              <table:table-cell office:value-type="float" office:value="0.802">
                <text:p>0.802</text:p>
              </table:table-cell>
              <table:table-cell office:value-type="float" office:value="2.683">
                <text:p>2.683</text:p>
              </table:table-cell>
              <table:table-cell office:value-type="float" office:value="0.9">
                <text:p>0.9</text:p>
              </table:table-cell>
              <table:table-cell office:value-type="float" office:value="2.6117">
                <text:p>2.6117</text:p>
              </table:table-cell>
              <table:table-cell office:value-type="float" office:value="0.9603">
                <text:p>0.9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537">
                <text:p>2.6537</text:p>
              </table:table-cell>
              <table:table-cell office:value-type="float" office:value="0.8023">
                <text:p>0.8023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6487">
                <text:p>2.6487</text:p>
              </table:table-cell>
              <table:table-cell office:value-type="float" office:value="0.9569">
                <text:p>0.95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128">
                <text:p>2.7128</text:p>
              </table:table-cell>
              <table:table-cell office:value-type="float" office:value="0.8035">
                <text:p>0.8035</text:p>
              </table:table-cell>
              <table:table-cell office:value-type="float" office:value="2.7712">
                <text:p>2.7712</text:p>
              </table:table-cell>
              <table:table-cell office:value-type="float" office:value="0.9">
                <text:p>0.9</text:p>
              </table:table-cell>
              <table:table-cell office:value-type="float" office:value="2.7168">
                <text:p>2.7168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334">
                <text:p>2.7334</text:p>
              </table:table-cell>
              <table:table-cell office:value-type="float" office:value="0.8033">
                <text:p>0.8033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7498">
                <text:p>2.7498</text:p>
              </table:table-cell>
              <table:table-cell office:value-type="float" office:value="0.9467">
                <text:p>0.9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091">
                <text:p>2.8091</text:p>
              </table:table-cell>
              <table:table-cell office:value-type="float" office:value="0.804">
                <text:p>0.804</text:p>
              </table:table-cell>
              <table:table-cell office:value-type="float" office:value="2.8609">
                <text:p>2.8609</text:p>
              </table:table-cell>
              <table:table-cell office:value-type="float" office:value="0.9">
                <text:p>0.9</text:p>
              </table:table-cell>
              <table:table-cell office:value-type="float" office:value="2.7925">
                <text:p>2.7925</text:p>
              </table:table-cell>
              <table:table-cell office:value-type="float" office:value="0.9425">
                <text:p>0.9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77">
                <text:p>2.8277</text:p>
              </table:table-cell>
              <table:table-cell office:value-type="float" office:value="0.8042">
                <text:p>0.8042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8272">
                <text:p>2.8272</text:p>
              </table:table-cell>
              <table:table-cell office:value-type="float" office:value="0.9393">
                <text:p>0.9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956">
                <text:p>2.8956</text:p>
              </table:table-cell>
              <table:table-cell office:value-type="float" office:value="0.8044">
                <text:p>0.8044</text:p>
              </table:table-cell>
              <table:table-cell office:value-type="float" office:value="3.0049">
                <text:p>3.0049</text:p>
              </table:table-cell>
              <table:table-cell office:value-type="float" office:value="0.9">
                <text:p>0.9</text:p>
              </table:table-cell>
              <table:table-cell office:value-type="float" office:value="2.8929">
                <text:p>2.8929</text:p>
              </table:table-cell>
              <table:table-cell office:value-type="float" office:value="0.9338">
                <text:p>0.9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673">
                <text:p>2.9673</text:p>
              </table:table-cell>
              <table:table-cell office:value-type="float" office:value="0.8047">
                <text:p>0.8047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2.9838">
                <text:p>2.9838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429">
                <text:p>3.0429</text:p>
              </table:table-cell>
              <table:table-cell office:value-type="float" office:value="0.8044">
                <text:p>0.8044</text:p>
              </table:table-cell>
              <table:table-cell office:value-type="float" office:value="3.0899">
                <text:p>3.0899</text:p>
              </table:table-cell>
              <table:table-cell office:value-type="float" office:value="0.9">
                <text:p>0.9</text:p>
              </table:table-cell>
              <table:table-cell office:value-type="float" office:value="3.0257">
                <text:p>3.0257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642">
                <text:p>3.0642</text:p>
              </table:table-cell>
              <table:table-cell office:value-type="float" office:value="0.8045">
                <text:p>0.8045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0598">
                <text:p>3.0598</text:p>
              </table:table-cell>
              <table:table-cell office:value-type="float" office:value="0.9199">
                <text:p>0.9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16">
                <text:p>3.116</text:p>
              </table:table-cell>
              <table:table-cell office:value-type="float" office:value="0.8046">
                <text:p>0.8046</text:p>
              </table:table-cell>
              <table:table-cell office:value-type="float" office:value="3.1669">
                <text:p>3.1669</text:p>
              </table:table-cell>
              <table:table-cell office:value-type="float" office:value="0.9">
                <text:p>0.9</text:p>
              </table:table-cell>
              <table:table-cell office:value-type="float" office:value="3.1195">
                <text:p>3.1195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347">
                <text:p>3.1347</text:p>
              </table:table-cell>
              <table:table-cell office:value-type="float" office:value="0.8046">
                <text:p>0.804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1476">
                <text:p>3.1476</text:p>
              </table:table-cell>
              <table:table-cell office:value-type="float" office:value="0.9122">
                <text:p>0.9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986">
                <text:p>3.1986</text:p>
              </table:table-cell>
              <table:table-cell office:value-type="float" office:value="0.8045">
                <text:p>0.8045</text:p>
              </table:table-cell>
              <table:table-cell office:value-type="float" office:value="3.2415">
                <text:p>3.2415</text:p>
              </table:table-cell>
              <table:table-cell office:value-type="float" office:value="0.9">
                <text:p>0.9</text:p>
              </table:table-cell>
              <table:table-cell office:value-type="float" office:value="3.1868">
                <text:p>3.1868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2182">
                <text:p>3.2182</text:p>
              </table:table-cell>
              <table:table-cell office:value-type="float" office:value="0.8046">
                <text:p>0.804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2133">
                <text:p>3.213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653">
                <text:p>3.2653</text:p>
              </table:table-cell>
              <table:table-cell office:value-type="float" office:value="0.8047">
                <text:p>0.8047</text:p>
              </table:table-cell>
              <table:table-cell office:value-type="float" office:value="3.3141">
                <text:p>3.3141</text:p>
              </table:table-cell>
              <table:table-cell office:value-type="float" office:value="0.9">
                <text:p>0.9</text:p>
              </table:table-cell>
              <table:table-cell office:value-type="float" office:value="3.2693">
                <text:p>3.2693</text:p>
              </table:table-cell>
              <table:table-cell office:value-type="float" office:value="0.9019">
                <text:p>0.9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282">
                <text:p>3.282</text:p>
              </table:table-cell>
              <table:table-cell office:value-type="float" office:value="0.8047">
                <text:p>0.8047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2933">
                <text:p>3.2933</text:p>
              </table:table-cell>
              <table:table-cell office:value-type="float" office:value="0.9001">
                <text:p>0.9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46">
                <text:p>3.346</text:p>
              </table:table-cell>
              <table:table-cell office:value-type="float" office:value="0.8048">
                <text:p>0.8048</text:p>
              </table:table-cell>
              <table:table-cell office:value-type="float" office:value="3.3884">
                <text:p>3.3884</text:p>
              </table:table-cell>
              <table:table-cell office:value-type="float" office:value="0.9">
                <text:p>0.9</text:p>
              </table:table-cell>
              <table:table-cell office:value-type="float" office:value="3.335">
                <text:p>3.335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65">
                <text:p>3.365</text:p>
              </table:table-cell>
              <table:table-cell office:value-type="float" office:value="0.8049">
                <text:p>0.804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3588">
                <text:p>3.3588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121">
                <text:p>3.4121</text:p>
              </table:table-cell>
              <table:table-cell office:value-type="float" office:value="0.8049">
                <text:p>0.8049</text:p>
              </table:table-cell>
              <table:table-cell office:value-type="float" office:value="3.5053">
                <text:p>3.5053</text:p>
              </table:table-cell>
              <table:table-cell office:value-type="float" office:value="0.9">
                <text:p>0.9</text:p>
              </table:table-cell>
              <table:table-cell office:value-type="float" office:value="3.4179">
                <text:p>3.4179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785">
                <text:p>3.4785</text:p>
              </table:table-cell>
              <table:table-cell office:value-type="float" office:value="0.805">
                <text:p>0.805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4864">
                <text:p>3.4864</text:p>
              </table:table-cell>
              <table:table-cell office:value-type="float" office:value="0.8866">
                <text:p>0.8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5308">
                <text:p>3.5308</text:p>
              </table:table-cell>
              <table:table-cell office:value-type="float" office:value="0.805">
                <text:p>0.805</text:p>
              </table:table-cell>
              <table:table-cell office:value-type="float" office:value="3.5734">
                <text:p>3.5734</text:p>
              </table:table-cell>
              <table:table-cell office:value-type="float" office:value="0.9">
                <text:p>0.9</text:p>
              </table:table-cell>
              <table:table-cell office:value-type="float" office:value="3.5254">
                <text:p>3.5254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523">
                <text:p>3.5523</text:p>
              </table:table-cell>
              <table:table-cell office:value-type="float" office:value="0.8049">
                <text:p>0.804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497">
                <text:p>3.5497</text:p>
              </table:table-cell>
              <table:table-cell office:value-type="float" office:value="0.8826">
                <text:p>0.8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953">
                <text:p>3.5953</text:p>
              </table:table-cell>
              <table:table-cell office:value-type="float" office:value="0.8049">
                <text:p>0.8049</text:p>
              </table:table-cell>
              <table:table-cell office:value-type="float" office:value="3.6435">
                <text:p>3.6435</text:p>
              </table:table-cell>
              <table:table-cell office:value-type="float" office:value="0.9">
                <text:p>0.9</text:p>
              </table:table-cell>
              <table:table-cell office:value-type="float" office:value="3.5963">
                <text:p>3.5963</text:p>
              </table:table-cell>
              <table:table-cell office:value-type="float" office:value="0.8798">
                <text:p>0.8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162">
                <text:p>3.6162</text:p>
              </table:table-cell>
              <table:table-cell office:value-type="float" office:value="0.8048">
                <text:p>0.8048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6271">
                <text:p>3.6271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708">
                <text:p>3.6708</text:p>
              </table:table-cell>
              <table:table-cell office:value-type="float" office:value="0.8046">
                <text:p>0.8046</text:p>
              </table:table-cell>
              <table:table-cell office:value-type="float" office:value="3.7195">
                <text:p>3.7195</text:p>
              </table:table-cell>
              <table:table-cell office:value-type="float" office:value="0.9">
                <text:p>0.9</text:p>
              </table:table-cell>
              <table:table-cell office:value-type="float" office:value="3.66">
                <text:p>3.66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993">
                <text:p>3.6993</text:p>
              </table:table-cell>
              <table:table-cell office:value-type="float" office:value="0.8046">
                <text:p>0.8046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6973">
                <text:p>3.6973</text:p>
              </table:table-cell>
              <table:table-cell office:value-type="float" office:value="0.8742">
                <text:p>0.8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401">
                <text:p>3.7401</text:p>
              </table:table-cell>
              <table:table-cell office:value-type="float" office:value="0.8046">
                <text:p>0.8046</text:p>
              </table:table-cell>
              <table:table-cell office:value-type="float" office:value="3.7996">
                <text:p>3.7996</text:p>
              </table:table-cell>
              <table:table-cell office:value-type="float" office:value="0.9">
                <text:p>0.9</text:p>
              </table:table-cell>
              <table:table-cell office:value-type="float" office:value="3.7415">
                <text:p>3.7415</text:p>
              </table:table-cell>
              <table:table-cell office:value-type="float" office:value="0.8727">
                <text:p>0.8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675">
                <text:p>3.7675</text:p>
              </table:table-cell>
              <table:table-cell office:value-type="float" office:value="0.8048">
                <text:p>0.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78">
                <text:p>3.7678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316">
                <text:p>3.8316</text:p>
              </table:table-cell>
              <table:table-cell office:value-type="float" office:value="0.8047">
                <text:p>0.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13">
                <text:p>3.8313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05">
                <text:p>4.005</text:p>
              </table:table-cell>
              <table:table-cell office:value-type="float" office:value="0.7846">
                <text:p>0.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49">
                <text:p>4.0049</text:p>
              </table:table-cell>
              <table:table-cell office:value-type="float" office:value="0.8951">
                <text:p>0.8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785">
                <text:p>4.1785</text:p>
              </table:table-cell>
              <table:table-cell office:value-type="float" office:value="0.7645">
                <text:p>0.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85">
                <text:p>4.1785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